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text:p text:style-name="P1">Alice ne tarda pas à répondre à son interrogation, lui indiquant qu'elle n'était pas encore la patronne de la Nightray Company mais que cela devrait arriver pas plus tard que cet été, le temps qu'elle obtienne son diplôme. Cette information impliquait deux choses. D'une part que la jeune femme travaillait d'ors et déjà alors même qu'elle était toujours à l'université, ce qui était assez impressionnant aux yeux d'Edward qui peinait déjà à suivre simplement ses cours. Jamais il n'aurait été capable d'avoir un travail à côté -même si au vu de leur arrangement, cela risquait malgré tout de se produire incessamment sous peu, encore moins un poste à responsabilités dans ce qui semblait être une grande entreprise. D'autre part, si elle n'était pas à la tête de la Nightray Company, cela signifiait qu'il y avait quelqu'un au dessus pour lui donner des ordres. Et étant donné son nom de famille, il n'y avait pas un million de possibilités... Alice confirma ses déductions en reprenant la parole, lui indiquant que le chef de famille était également celui de l'entreprise.</text:p>
      <text:p text:style-name="Standard"/>
      <text:p text:style-name="Standard">Continuant sur sa lancée, La demoiselle aux cheveux châtains enchaîna sur une nouvelle tirade insistant une nouvelle fois sur sa position et les moyens de pression dont elle disposait pour s'assurer que le garçon mènerait à bien sa mission, ou à défaut ne serait au moins pas un obstacle. Edward ne se départit pas de son petit sourire en coin mais ne répondit rien. Il commençait à connaître la chanson : il n'était rien et elle pouvait l'écraser d'un simple claquement de doigt. L'étudiant ne savait pas si elle avait deviné on ne sait trop comment qu'il souffrait de troubles de l'attention, en tout cas Alice avait bien compris que le meilleur (et le seul ?) moyen de faire rentrer quelque chose dans sa caboche était de le répéter inlassablement. Ça ou alors elle souffrait d'un grave complexe et avait l'insatiable besoin de prouver qu'elle avait du pouvoir, qu'elle était aux commandes. Le blondin hocha la tête en signe d'entendement puis sortit enfin du bureau.</text:p>
      <text:p text:style-name="Standard"/>
      <text:p text:style-name="Standard">Tout en reprenant le chemin qu'ils avaient fait pour arriver en sens inverse, Edward se perdit à nouveau dans ses pensées en <text:tab/>réfléchissant aux événements de cette journée. Lui qui appréciait la solitude en général, il était particulièrement sorti de sa zone de confort aujourd'hui. Malheureusement, ce n'était pas vraiment pour le mieux ; il s'était fait un ennemi -certainement pas le meilleur moyen d'entrer dans le showbiz, et se retrouvait dans le collimateur de l'une des plus grandes entreprises de la région, à devoir effectuer pour eux un job dont il n'avait aucune idée de la manière d'en venir à bout. Définitivement, ce qui devait être une simple promenade au centre-ville s'était transformé en une véritable catastrophe pour notre blondin, mais celui-ci ne semblait pas plus inquiet que cela. Et pour cause, il savait que selon l'équilibre de la vie cela signifiait que quelque chose de bien devrait lui arriver incessamment sous peu... Comme un gigantesque bras d'honneur de l'univers, l'homme qu'il heurta de plein fouet, trop absorbé qu'il était par ses songes, ne semblait pas être de cet avis.</text:p>
      <text:p text:style-name="Standard"/>
      <text:p text:style-name="Standard">-Oh, désolé.</text:p>
      <text:p text:style-name="Standard"/>
      <text:p text:style-name="Standard">-Oh ! Tout va bien Mr Nightray ?</text:p>
      <text:p text:style-name="Standard"/>
      <text:p text:style-name="Standard">La voix haut perchée de la réceptionniste, qu'il avait déjà entendue un peu plus tôt lorsqu'il était entré dans ce bâtiment, eut l'effet d'un coup de massue sur Edward. Le type dans lequel il venait de rentrer se retourna, un air furieux déformant ses traits alors qu'une superbe tâche de café<text:tab/>sublimait désormais sa chemise et une partie de sa cravate. Complètement hébété, l'adolescent écarquilla les yeux tandis que sa bouche se déformais dans un « O » majestueux.</text:p>
      <text:p text:style-name="Standard"/>
      <text:p text:style-name="Standard">-C'est pas vrai, pas encore...</text:p>
      <text:p text:style-name="P1">Complètement immobile, le visage comme figé dans une expression de stupeur, Edward paraissait <text:s/>tétanisé. Si son corps semblait incapable de bouger, son esprit lui tournait à toute allure. La voix fluette qu'il venait d'entendre avait fait « tilt » dans son cerveau en une fraction de seconde, pour son plus grand déplaisir. Nightray... Il faisait donc partie de la famille d'Alice. Et vu l'âge de l'homme qu'il venait de percuter, ce n'était probablement pas son frangin... La réaction de cette dernière ne fit que confirmer ses craintes. Même elle semblait avoir perdu tout l'aplomb avec lequel elle avait dirigé leur entretien jusqu'à présent et semblait désormais saisie d'un profond respect pour ce type.</text:p>
      <text:p text:style-name="Standard"/>
      <text:p text:style-name="Standard">Lorsque la jeune femme se glissa dans son dos pour lui intimer discrètement mais fermement de s'excuser platement, Edward fut parcouru d'un frisson tout le long de sa colonne vertébrale, accentuant encore - si c'était possible- son mal-être. L'ordre était sec, tranchant, et ne souffrait d'aucune contestation possible. Toujours dans un état second, le blondin mit un certain temps à réagir aussi Alice prit les devants et après s'être légèrement inclinée, elle s'excusa pour le désagrément auprès de celui qui devait être son père. Elle en profita pour accabler un peu plus l'étudiant, qui n'avait vraiment pas besoin de ça.</text:p>
      <text:p text:style-name="Standard"/>
      <text:p text:style-name="Standard">En découvrant -aussi succinctement que cette courbette et ces excuses le lui permettaient- le type de relation que le chef de la famille Nightray entretenait avec sa fille, Edward n'en revint pas. Il n'y avait aucune affection, aucun sentiment dans cet échange. Seulement une espèce de déférence presque dérangeante, comme si Alice était en train de parler avec son plus gros client. Ces deux-là semblaient avoir une relation purement formelle, basée uniquement sur des interactions professionnelles. Dans l'esprit du blondin, c'était à des années lumières de ce qu'il avait l'habitude de voir -et de vivre d'ailleurs et cela renforça le sentiment de peur qu'il ressentait à cet instant. Il sentit une goutte de sueur perler le long de sa nuque et ses mains étaient devenues moites. L'adolescent se rendit alors compte que les regards étaient braqués sur lui depuis plusieurs secondes maintenant. Il cligna alors plusieurs fois des yeux avant de secouer la tête comme s'il reprenait contact avec la réalité.</text:p>
      <text:p text:style-name="Standard"/>
      <text:p text:style-name="Standard">-Jesuidésolémsieur. Il s'éclaircit la gorge avant de reprendre. Veuillez excuser ma maladresse. Je... J'avais la tête ailleurs. Je vous rembourserai le pressing... Dès que j'aurai de quoi.</text:p>
      <text:p text:style-name="Standard"/>
      <text:p text:style-name="Standard">Edward avait l'air encore plus petit que d'habitude. A se confondre en excuses de la sorte, bredouillant et cherchant ses mots, on lui aurait peut-être donné encore deux ans de moins. En désespoir de cause, il lança un regard implorant à Alice, tout en sachant pertinemment qu'il n'avait aucune chance d'obtenir son aide dans une situation pareille. Cette fois-ci, c'était définitif. Cette journée tournait au cauchemar, et le blondin n'avait plus qu'une hâte : quitter cet endroit.</text:p>
      <text:p text:style-name="P1">Edward avait perdu tout ses moyens. Il reculait à une vitesse d'escargot en direction de la sortie du bâtiment, qui était devenue la seule chose à laquelle il était capable de penser. La crainte qui s'était incrustée sur son visage quelques instants plus tôt avait laissé place à une expression d'une neutralité presque effrayante tant elle était dénuée de sentiment. Son regard azuré était complètement perdu dans le vague, toujours dirigé par le père d'Alice mais sans vraiment le regarder pour autant. Il était assez déconcertant de voir l'effet que l'autorité naturelle qui émanait de ce dernier avait sur l'adolescent. Il était totalement sous son emprise, comme envoûté, et semblait agir de manière mécanique. C'était peut-être la première fois que le garçon rencontrait quelqu'un comme Cameron Nightray et son esprit déjà perturbé n'avait pas supporté le choc émotionnel. Le pire dans cette histoire, c'est que l'homme d'affaire n'avait pas encore prononcé le moindre mot. Mais les conséquences de sa bévue avec Alice avaient suffi à lui faire comprendre le genre de personnes à qui il avait affaire et le garçon n'avait clairement pas envie de se lancer dans une nouvelle confrontation.</text:p>
      <text:p text:style-name="Standard"/>
      <text:p text:style-name="Standard">Plus inspirée -ou peut-être simplement plus habituée- que lui par la situation, celle-ci prit les devants et l'empoigna par la manche pour le traîner vers la porte d'entrée. Edward remarqua que malgré l'assurance dont l'héritière de la Nightray semblait faire preuve, son regard marron trahissait une inquiétude que le blondin ne lui avait pas encore vue. Mais au moins, elle avait su garder ses nerfs, elle. La prise avec laquelle elle le tenait était ferme et sa voix aussi sèche que lorsqu'elle lui avait demandé de s'excuser. Assez étonnamment, l'étudiant trouva cela presque rassurant. Comme elle s'était auto désignée responsable de lui, si elle était capable de garder le contrôle de la situation de la sorte, le garçon n'aurait sûrement pas à subir le courroux de son paternel. Les deux jeunes gens sortirent finalement du bâtiment, Alice lâcha la manche d'Edward et celui-ci un soupir de soulagement (bim, zeugma). Il était cependant loin d'être tiré d'affaire, et le ton autoritaire avec lequel il se fit une fois encore maudire se chargea de le lui rappeler.</text:p>
      <text:p text:style-name="Standard"/>
      <text:p text:style-name="Standard">-Je... Désolé.</text:p>
      <text:p text:style-name="Standard"/>
      <text:p text:style-name="Standard">Pas la peine d'en dire plus. D'une part, argumenter ici ne ferait que prolonger son calvaire alors que c'était précisément ce qu'Edward était en train d'essayer d'éviter. Et d'autre part, il était de toute façon en tort et n'avait donc aucune raison de chercher à se défendre. Le garçon aux yeux bleus remarqua qu'Alice avait commencé à le tutoyer, alors qu'elle avait employé le vouvoiement jusqu'à présent. Etait-ce un bon signe ? Sans doute pas, mais cela fit réaliser quelque chose à Edward.</text:p>
      <text:p text:style-name="Standard"/>
      <text:p text:style-name="Standard">-C'était votre père ? Vous le vouvoyez ?</text:p>
      <text:p text:style-name="P1">Edward avait posé sa question de manière sincère. Il semblait avait recouvré une partie de ses capacités intellectuelles et physiques même si on pouvait toujours observer un léger tremblement de ses mains, résultat du choc qu'il venait de subir. Son visage avait repris un semblant de couleurs et ses yeux pétillaient d'une lueur qu'Alice ne lui avait probablement jamais vue. Il était assez surprenant de voir avec quelle rapidité il était passé d'enfant terrorisé à jeune adulte intéressé. C'était dans sa nature de passer du coq à l'âne sans transition apparente. C'était même peut-être sa marque de fabrique. C'est donc avec une pointe de curiosité dans la voix que le blondin avait questionné Alice sur sa relation avec son père.</text:p>
      <text:p text:style-name="Standard"/>
      <text:p text:style-name="Standard">La réponse de la concernée le mit cependant un peu mal à l'aise. Il était clair que les rapports qu'elle avait avec son paternel n'étaient pas vraiment ceux que l'on pouvaient attendre entre un père et sa fille et pour un esprit aussi peu habitué à la nouveauté que celui d'Edward c'était difficile à comprendre. Une relation patron/employé au sein de la même famille était si étrange à ses yeux, d'autant plus que ses parents ne lui auraient jamais confié de responsabilités aussi grandes que celle que semblait devoir gérer Alice aujourd'hui. Mais peut-être que ce qui le dérangeait le plus dans tout ceci, c'était le dégagement avec lequel celle-ci lui racontait tout ça. Elle semblait trouver tout ceci normal et le ton de sa voix était aussi neutre que si elle était en train de lui déverser des platitudes sur la pluie et le beau temps. Edward se demanda si la jeune femme n'éprouvait réellement aucun ressenti à ce sujet ou si elle faisait simplement preuve d'un professionnalisme à toute épreuve et cachait ses sentiments.</text:p>
      <text:p text:style-name="Standard"/>
      <text:p text:style-name="Standard">L'étudiant se garda bien cependant d'essayer d'en savoir plus. Il avait fait assez de bévues pour la journée et insister sur un sujet qui pouvait potentiellement s'avérer blessant en aurait été une de plus. Comme quoi malgré le désastre qu'avait été cette journée, elle avait au moins eu le mérite d'inculquer un ersatz de retenue à notre garçon. C'était encore une fois un coup de ce grand équilibre qui lui était si cher : un mal pour un bien. Souriant à cette pensée, Edward hocha la tête en signe de gratitude lorsqu'Alice lui annonça qu'il n'aurait rien à craindre du grand chef de la Nightray Company.</text:p>
      <text:p text:style-name="Standard"/>
      <text:p text:style-name="Standard">-Tant mieux. Je ne vais pas vous mentir mais j'étais pas loin de me liquéfier là dedans. Il pointa du menton l'intérieur du bâtiment. Ça aurait sûrement chauffé pour moi sans votre intervention.</text:p>
      <text:p text:style-name="Standard"/>
      <text:p text:style-name="Standard">Après ces remerciements maladroitement dissimulés sous couvert d'une familiarité tout nouvelle, le garçon détourna le visage, son regard azuré semblant à nouveau se perdre dans les nuages. Il n'allait pas tarder à tirer sa révérence, et honnêtement ce n'était pas trop tôt. Une légère brise vint soulever une mèche de sa tignasse désordonnée mais son esprit était déjà ailleurs. Il avait ce même air perdu dans ses pensées qu'un peu plus tôt durant leur entretien, air qui semblait avait apaisé ses traits qui avaient été jusqu'alors extrêmement tirés. Edward semblait avoir complètement oublié la présence d'Alice, en tout cas jusqu'à ce qu'il se tourne à nouveau vers elle, un peu moins d'une minute plus tard peut-être.</text:p>
      <text:p text:style-name="Standard"/>
      <text:p text:style-name="Standard">-</text:p>
      <text:p text:style-name="P1">Edward écouta d'une oreille distraite la réponse d'Alice à sa demande concernant le genre de clients avec lesquels la Nightray Company traitait. Il avait posé la question à voix haute, mais la vérité était que le garçon se parlait plus à lui-même, qu'elle était juste issue du fil de ses pensées qu'il peinait à contrôler. Le blondin se doutait bien que chaque artiste avait son propre caractère et son propre style -et heureusement d'ailleurs. Il voulait simplement être sûr qu'il n'était pas contraint de traiter avec un autre GaBrun, ce que la jeune femme lui confirma. Le nombre de questions qu'il avait en tête commençait à s'amenuiser, signe qu'il était temps de mettre les voiles. Edward n'avait aucune envie de s'attarder ici et préférait largement se lancer dans sa toute nouvelle mission en solo. Il avait détourné son regard d'Alice et fixait maintenant le vide de la rue qu'il s'apprêtait à emprunter.</text:p>
      <text:p text:style-name="Standard"/>
      <text:p text:style-name="Standard">-Je vois le genre. J'essayerai d'en trouver un sympa, histoire que ce genre de situation ne se reproduise pas. Sur ce Mademoiselle Nightray, si vous voulez bien m'excuser j'ai un talent à dégoter.</text:p>
      <text:p text:style-name="Standard"/>
      <text:p text:style-name="Standard">Sans rien ajouter, le garçon se mit à marcher en direction de... quelque part, imitant un salut militaire sarcastique en direction d'Alice dans son dos. Il n'avait fait que quelques pas à peine que celle-ci l'interpella une dernière fois. Edward s'arrêta, un vague sourire flottant sur le visage alors qu'un nouveau coup de vent venait soulever l'une de ses mèches rebelles, sans pour autant se tourner pour lui faire face. Un coup de pouce, hein ? Comme c'était ironique de la part de celle qui l'avait mis dans cette situation au départ. Ceci dit, la proposition pourrait s'avérer intéressante, en fonction de ce qu'elle avait à proposer. Malgré l'air sévère et intransigeante qu'elle se donnait, Alice semblait être au fond une personne plus sensible qu'elle essayait de le faire croire.</text:p>
      <text:p text:style-name="Standard"/>
      <text:p text:style-name="Standard">-Je ne sais déjà pas si je dois vous remercier pour cette opportunité ou vous maudire pour avoir gâché ma journée, et probablement les soirées de tous mes prochains week-end. Alors on verra en temps voulu pour la suite. Il faudrait déjà que je mène ma mission à bien...</text:p>
      <text:p text:style-name="Standard"/>
      <text:p text:style-name="Standard">Il n'y avait pas vraiment de ressentiment dans sa voix. Au contraire, elle était presque amusée. Sa journée avait certes pris une tournure désagréable, mais le garçon avait compris que cela aurait pu être bien pire s'il avait dû faire affaire avec quelqu'un d'autre qu'Alice. Comme par exemple -il fut parcouru d'un frisson- son père. Et puis qui sait, peut-être que cette mission aurait des effets bénéfiques sur sa vie. Rien n'était impossible... Ed' se remit à marcher en silence, léger comme si un énorme poids venait de quitter ses épaules. Oui, cela aurait pu être bien pire...</text:p>
      <text:p text:style-name="P1">La pluie tombait drue sur Palema. On pouvait entendre l'orage gronder au loin à travers les vitres mal isolées du Commissariat. Celui-ci fourmillait d'activité, les agents de police s'agitant comme à leur habitude dans tous les sens malgré l'heure tardive, au rythme des touches de clavier qu'on actionnait et des sonneries de portable qui résonnaient. Tout le monde était en mouvement, les nuits en ville n'étaient jamais calmes, et la météo peu clémente ne faisait rien pour aider. Assis seul à une table au milieu d'un box, un jeune garçon à l'air misérable jurait dans cette atmosphère électrique. Sa chevelure d'or mi-longue était trempée et on lui avait posé une couverture sur les épaules. Malgré la tasse de café bien chaude au creux de ses mains, on pouvait clairement voir ces dernières trembler. Mais en dépit des frissons de froid qui le parcouraient de temps à autre, l'expression sur son visage était d'une parfaite neutralité. L'adolescent semblait parfaitement insensible à l'agitation autour de lui.</text:p>
      <text:p text:style-name="Standard"/>
      <text:p text:style-name="Standard">Il était arrivé quelques heures plus tôt au commissariat, et la nouvelle s'était répandue comme une traînée de poudre. Ce garçon aux yeux verts était rentré de la fac en début de soirée pour tomber sur le corps sans vie de ses deux parents au beau milieu de la cuisine de la maison familiale, dans une petite ville en banlieue. Les premières conclusions -incertaines- faisaient état d'un double suicide, rendant la chose encore plus atroce, même si rien n'avait encore été confirmé. Faire face au décès d'un proche était déjà une épreuve difficile à surmonter, mais le suicide avait cette dimension culpabilisante pour en rajouter une couche. Toujours était-il qu'une chose était certaine : personne au commissariat n'aurait échangé sa place avec ce garçon aux cheveux blonds pour rien au monde.</text:p>
      <text:p text:style-name="Standard"/>
      <text:p text:style-name="Standard">Le chaos qui régnait dans l'esprit d'Edward à ce moment précis n'avait d'égal que l'expression de calme qu'il renvoyait de l'extérieur. Des sentiments contradictoires se bousculaient dans son cerveau sans qu'il ne puisse appliquer le moindre filtre ou exercer le moindre contrôle dessus. Son monde s'était écroulé ce soir et l'adolescent était totalement incapable de savoir comment il était censé réagir à cet événement. Il y avait évidemment de la tristesse, de l'incompréhension aussi mais surtout un énorme sentiment de vide inexplicable. C'était comme s'il était un peu mort à l'intérieur de lui-même. Les yeux perdus dans le vide, ses deux mains entourant la tasse fumante, il semblait complètement déconnecté de la réalité, absent. Lorsqu'un inspecteur vint s'asseoir en face de lui, lui aussi en possession d'un café, le blondin ne fit même pas semblant de réagir. Ses yeux émeraudes fixant l'espace devant lui comme s'ils traversaient le policier sans le voir. </text:p>
      <text:p text:style-name="Standard"/>
      <text:p text:style-name="Standard">Celui-ci avait un air solennel sur le visage. C'était son boulot de devoir gérer ce genre d'affaire. Il fallait faire preuve de professionnalisme, pour autant il était difficile de faire abstraction de sa compassion, surtout dans un cas comme celui-ci. Le silence resta maître de la pièce l'espace de quelques secondes, uniquement brisé par le bruit des gouttes d'eau qui venaient s'écraser contre la vitre, jusqu'à ce que, après un petit soupir l'inspecteur prenne la parole.</text:p>
      <text:p text:style-name="Standard"/>
      <text:p text:style-name="Standard">-Écoute bonhomme, je sais que c'est dur, mais ça fait plus de cinq heures que tu es ici et tu n'as toujours pas décroché un mot. A part ton nom, on ne sait toujours rien.</text:p>
      <text:p text:style-name="Standard"/>
      <text:p text:style-name="Standard">Le silence d'Edward le fit pousser un nouveau soupir. </text:p>
      <text:p text:style-name="Standard"/>
      <text:p text:style-name="Standard">-On ne peut pas te garder ici ce soir. Il va falloir que tu trouves un endroit où dormir pour la nuit. Tu as de la famille à Palema ? Des amis, quelque chose ?</text:p>
      <text:p text:style-name="Standard"/>
      <text:p text:style-name="Standard">L'inspecteur avait visiblement comprit qu'il ne pourrait rien en tirer ce soir. Autant le renvoyer se reposer et reprendre les questions demain. Vu l'étant dans lequel le gamin était, ils n'avanceraient pas plus pour l'instant. Après un moment de silence, Edward hocha simplement négativement la tête sans un mot. Même s'il n'avait pas vraiment les pensées claires, c'était pour le coup la vérité. Le couple était la seule partie de la famille Drawde ayant élu domicile dans la région. Quant aux amis d'Edward, il ne s'était jamais lié suffisamment à personne pour espérer demander l'hospitalité. Le <text:soft-page-break/>policier se massa les tempes avec ses doigts. Allez, patience, cet ado était en état de choc.</text:p>
      <text:p text:style-name="Standard"/>
      <text:p text:style-name="Standard">-Allons, il doit forcément y avoir quelqu'un...</text:p>
      <text:p text:style-name="Standard"/>
      <text:p text:style-name="Standard">Edward s'apprêtait à nier à nouveau, mais s'arrêta alors qu'une idée germait dans sa tête. Peut-être que... Les chances que cela fonctionne étaient extrêmement minces, mais pour être franc, c'était probablement les seules qu'il avait. Avec des gestes extrêmement précautionneux, le blondin plongea une main dans sa veste pour en sortir son portefeuille, duquel il extirpa la carte d'Alice Nightray qu'il avait toujours sur lui depuis qu'il travaillait pour elle. Sans rien ajouter, il la tendit à l'inspecteur qui s'en saisit avec suspicion.</text:p>
      <text:p text:style-name="Standard"/>
      <text:p text:style-name="Standard">-Qu'est-ce que c'est ? Oh... la Nightray Company, voyez-vous cela... Vous voulez que je l'appelle ?</text:p>
      <text:p text:style-name="Standard"/>
      <text:p text:style-name="Standard">Edward acquiesça d'un petit signe de tête et l'inspecteur sortit de la salle pour appeler le numéro indiqué sur la carte de visite. Après quelques sonneries une voix féminine décrocha. L'agent essaya de choisir ses mots avec soin.</text:p>
      <text:p text:style-name="Standard"/>
      <text:p text:style-name="Standard">-Mlle Nightray ? Ici l'inspecteur Duncan du commissariat de Palema. Je suis avec le garçon dénommé Edward... Drawde. Ses parents ont été victimes d'un accident et il m'a donné votre numéro pour que je vous demande de l'héberger ce soir. Pensez-vous que c'est possible ? Si vous acceptez, il faudrait que vous veniez le chercher ici. Je vous expliquerai plus en détail une fois sur place, c'est un peu...délicat à faire au téléphone.</text:p>
      <text:p text:style-name="P1">A son arrivée au commissariat, Alice fut accueillie par l'inspecteur Duncan, celui-là même qu'elle avait eu au téléphone quelques minutes plus tôt. Il s'excusa platement de l'avoir dérangée à une heure aussi absurde et lui proposa une boisson, portant lui-même toujours sa tasse à la main. Puis il l'amena derrière le miroir sans teint qui donnait sur la pièce dans laquelle se trouvait Edward. Son expression se teinta d'un soulagement non dissimulé lorsque l'héritière de la Nightray Company reconnut le garçon. Il n'était pas loin de jeter l'éponge tant celui-ci avait été peu coopératif, aussi c'était déjà un sacré progrès. Son visage reprit cependant bien rapidement un air grave alors qu'il reprenait ses explications comme promis.</text:p>
      <text:p text:style-name="Standard"/>
      <text:p text:style-name="Standard">-Ses deux parents ont été retrouvés morts en début de soirée à leur domicile. Je ne peux pas vraiment rentrer dans les détails, mais il s'agirait sûrement d'un double suicide. Sale histoire. Le gamin disait avoir nulle part où dormir cette nuit, et on peut pas décemment le renvoyer chez lui. De toute façon tout est sous scellés... Finalement il nous a donné votre numéro pour qu'on vous appelle. Vous le connaissez bien ? Il a pourtant pas une tête à fréquenter le showbiz...</text:p>
      <text:p text:style-name="Standard"/>
      <text:p text:style-name="Standard">« Il a plutôt une tronche à vivre sous un pont » faillit-il ajouter. Mais cela n'aurait pas été sage et plutôt méchant aussi il le garda pour lui. Il n'avait pas pris de gants pour son discours mais au moins ils ne tourneraient pas indéfiniment autour du pot. Sa petite explication terminée, l'inspecteur s'avança en direction de la porte de la salle d'interrogatoire pour annoncer à Edward l'arrivée d'Alice. Juste avant de l'ouvrir, il sembla pris d'un doute. L'homme resta un moment sans bouger, la main sur la poignée avant de se retourner en direction de la Nephil. Sa voix était un peu plus hésitante qu'à l'accoutumée.</text:p>
      <text:p text:style-name="Standard"/>
      <text:p text:style-name="Standard">-Au fait, je préfère vous prévenir... C'est lui qui a découvert les corps. Je sais pas trop comment il est d'habitude mais là, c'est un vrai zombie. Il a pas décroché un mot depuis des heures et franchement... enfin bref vous verrez par vous-même.</text:p>
      <text:p text:style-name="Standard"/>
      <text:p text:style-name="Standard">Après ce dernier avertissement, Duncan ouvrit la porte et invita Alice à entrer. En la voyant pénétrer dans le box, le visage d'Edward fut animé pour la première fois depuis son arrivée d'un semblant d'émotion. C'était certes faible, mais une étincelle de surprise s'alluma pendant une fraction de seconde au fond de ses yeux inertes. Le garçon était réellement étonné de la voir ici. En réalité, il avait donné son numéro à l'inspecteur en désespoir de cause, mais ne s'attendait pas vraiment à la voir débarquer au commissariat -il ne savait pas qu'Alice n'avait en fait aucune idée de qui il était avant de le voir en personne. Toujours emmitouflé dans sa couverture, il cligna plusieurs fois des yeux, la tête rentrée dans les épaules.</text:p>
      <text:p text:style-name="Standard"/>
      <text:p text:style-name="Standard">-Mlle Nightray... ?</text:p>
      <text:p text:style-name="Standard"/>
      <text:p text:style-name="Standard">Duncan tua le moment de gêne qui allait suivre dans l’œuf en reprenant la parole.</text:p>
      <text:p text:style-name="Standard"/>
      <text:p text:style-name="Standard">-Eh bien, il parle, ce gosse ! Vous avez fait mieux en quelques secondes que nous en plusieurs heures... Alors, vous voulez bien prendre la suite ? T'façon à cette heure-ci, c'est soit ça, soit il passe la nuit en cellule de dégrisement. Y a de la place nulle part ailleurs et comme on aura encore des questions pour lui, il faut qu'on sache où il 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5-15T18:48:04.22</dc:date>
    <meta:editing-duration>P1DT5H42M27S</meta:editing-duration>
    <meta:editing-cycles>1667</meta:editing-cycles>
    <meta:generator>OpenOffice/4.1.1$Win32 OpenOffice.org_project/411m6$Build-9775</meta:generator>
    <dc:creator>Théo </dc:creator>
    <meta:document-statistic meta:table-count="0" meta:image-count="0" meta:object-count="0" meta:page-count="15" meta:paragraph-count="98" meta:word-count="7814" meta:character-count="47297"/>
  </office:meta>
</office:document-meta>
</file>